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0.9361in" style:rel-column-width="1348*"/>
    </style:style>
    <style:style style:name="Table1.B" style:family="table-column">
      <style:table-column-properties style:column-width="5.066in" style:rel-column-width="7295*"/>
    </style:style>
    <style:style style:name="Table1.C" style:family="table-column">
      <style:table-column-properties style:column-width="3.4229in" style:rel-column-width="4929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1ec053" officeooo:paragraph-rsid="001ec053"/>
    </style:style>
    <style:style style:name="P2" style:family="paragraph" style:parent-style-name="Standard" style:list-style-name="L1">
      <style:text-properties officeooo:paragraph-rsid="001ec053"/>
    </style:style>
    <style:style style:name="P3" style:family="paragraph" style:parent-style-name="Standard" style:list-style-name="L1">
      <style:text-properties officeooo:rsid="001ec053" officeooo:paragraph-rsid="001ec053"/>
    </style:style>
    <style:style style:name="P4" style:family="paragraph" style:parent-style-name="Table_20_Contents">
      <style:text-properties officeooo:rsid="001ec053" officeooo:paragraph-rsid="001ec053"/>
    </style:style>
    <style:style style:name="P5" style:family="paragraph" style:parent-style-name="Standard">
      <style:text-properties officeooo:paragraph-rsid="001ec053"/>
    </style:style>
    <style:style style:name="P6" style:family="paragraph" style:parent-style-name="Table_20_Contents">
      <style:text-properties officeooo:rsid="001fe3be" officeooo:paragraph-rsid="001fe3be"/>
    </style:style>
    <style:style style:name="P7" style:family="paragraph" style:parent-style-name="Standard">
      <style:text-properties officeooo:rsid="001fe3be" officeooo:paragraph-rsid="001fe3be"/>
    </style:style>
    <style:style style:name="T1" style:family="text">
      <style:text-properties style:text-position="super 58%"/>
    </style:style>
    <style:style style:name="T2" style:family="text">
      <style:text-properties officeooo:rsid="001ec053"/>
    </style:style>
    <style:style style:name="T3" style:family="text">
      <style:text-properties fo:font-style="italic" officeooo:rsid="001ec053" style:font-style-asian="italic" style:font-style-complex="italic"/>
    </style:style>
    <style:style style:name="T4" style:family="text">
      <style:text-properties fo:font-style="italic" fo:font-weight="bold" officeooo:rsid="001ec053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officeooo:rsid="001ec053" style:font-style-asian="normal" style:font-weight-asian="normal" style:font-style-complex="normal" style:font-weight-complex="normal"/>
    </style:style>
    <style:style style:name="T6" style:family="text">
      <style:text-properties fo:font-style="italic" fo:font-weight="normal" officeooo:rsid="001ec053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position="super 58%" fo:font-style="normal" style:font-style-asian="normal" style:font-style-complex="normal"/>
    </style:style>
    <style:style style:name="T10" style:family="text">
      <style:text-properties style:text-position="0% 100%" fo:font-style="normal" style:font-style-asian="normal" style:font-style-complex="normal"/>
    </style:style>
    <style:style style:name="T11" style:family="text">
      <style:text-properties style:text-position="0% 100%" fo:font-style="italic" style:font-style-asian="italic" style:font-style-complex="itali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A 7<text:span text:style-name="T1">th</text:span> Citations</text:p>
      <text:list text:style-name="L1">
        <text:list-item>
          <text:p text:style-name="P2"><text:span text:style-name="T2">Book<text:line-break/></text:span></text:p>
        </text:list-item>
        <text:list-item>
          <text:p text:style-name="P3">Journal Article (Print or PDF)<text:line-break/></text:p>
        </text:list-item>
      </text:list>
      <text:p text:style-name="P1">2. F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APA</text:p>
          </table:table-cell>
          <table:table-cell table:style-name="Table1.A1" office:value-type="string">
            <text:p text:style-name="P4">MLA</text:p>
          </table:table-cell>
        </table:table-row>
        <table:table-row>
          <table:table-cell table:style-name="Table1.A1" office:value-type="string">
            <text:p text:style-name="P4">Book</text:p>
          </table:table-cell>
          <table:table-cell table:style-name="Table1.A1" office:value-type="string">
            <text:p text:style-name="P5"><text:span text:style-name="T2">Format: Author, A. A. (Year). </text:span><text:span text:style-name="T3">Title of book</text:span><text:span text:style-name="T4"> </text:span><text:span text:style-name="T5">(edition if any). Publisher.<text:line-break/><text:line-break/>Example:<text:line-break/>Austen, J. (2002). </text:span><text:span text:style-name="T6">Pride and Prejudice</text:span><text:span text:style-name="T5">. Penguin Classics.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">Journal Article (Print or PDF)</text:p>
          </table:table-cell>
          <table:table-cell table:style-name="Table1.A1" office:value-type="string">
            <text:p text:style-name="P1">Format: Author, A. A. (Year). Title of article. <text:span text:style-name="T7">Title of Journal, volume number </text:span><text:span text:style-name="T8">(issue number), page range. </text:span><text:a xlink:type="simple" xlink:href="https://doi.org/xxxxx" text:style-name="Internet_20_link" text:visited-style-name="Visited_20_Internet_20_Link"><text:span text:style-name="T8">https://doi.org/</text:span></text:a><text:span text:style-name="T8"> (if available)<text:line-break/><text:line-break/>Example:<text:line-break/>Smith, J. (2020). Exploring romanticism in 19</text:span><text:span text:style-name="T9">th</text:span><text:span text:style-name="T10"> century literature.</text:span><text:span text:style-name="T9"> </text:span><text:span text:style-name="T11">Literary Studies Quarterly</text:span><text:span text:style-name="T10">,</text:span><text:span text:style-name="T11"> 14</text:span><text:span text:style-name="T10">(2),</text:span><text:span text:style-name="T11"> </text:span><text:span text:style-name="T10">134-150. </text:span><text:a xlink:type="simple" xlink:href="https://doi.org/10.1234/lsq.2020.01402" text:style-name="Internet_20_link" text:visited-style-name="Visited_20_Internet_20_Link"><text:span text:style-name="T10">https://doi.org/10.1234/lsq.2020.01402</text:span></text:a><text:span text:style-name="T10"> 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Website</text:p>
          </table:table-cell>
          <table:table-cell table:style-name="Table1.A1" office:value-type="string">
            <text:p text:style-name="P7">Format: Author, A. A. (Year, Month Day). Title of webpage. <text:span text:style-name="T7">Website Name. </text:span><text:span text:style-name="T8">URL<text:line-break/><text:line-break/>Example:<text:line-break/>Cain, A. (2023, April 12). The impact of climate change on urban living. </text:span><text:span text:style-name="T7">National Geograhpic</text:span><text:span text:style-name="T8">. </text:span><text:a xlink:type="simple" xlink:href="https://www.nationalgeographic.com/environment/" text:style-name="Internet_20_link" text:visited-style-name="Visited_20_Internet_20_Link"><text:span text:style-name="T8">https://www.nationalgeographic.com/environment/</text:span></text:a><text:span text:style-name="T8"> </text:span>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3T12:25:20.553788070</meta:creation-date>
    <dc:date>2026-01-13T13:08:28.792195334</dc:date>
    <meta:editing-duration>PT22M37S</meta:editing-duration>
    <meta:editing-cycles>1</meta:editing-cycles>
    <meta:document-statistic meta:table-count="1" meta:image-count="0" meta:object-count="0" meta:page-count="1" meta:paragraph-count="12" meta:word-count="109" meta:character-count="778" meta:non-whitespace-character-count="676"/>
    <meta:generator>LibreOffice/25.8.4.2$Linux_X86_64 LibreOffice_project/580$Build-2</meta:generator>
  </office:meta>
</office:document-meta>
</file>